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18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796cm"/>
    </style:style>
    <style:style style:name="co5" style:family="table-column">
      <style:table-column-properties fo:break-before="auto" style:column-width="2.626cm"/>
    </style:style>
    <style:style style:name="co6" style:family="table-column">
      <style:table-column-properties fo:break-before="auto" style:column-width="1.755cm"/>
    </style:style>
    <style:style style:name="co7" style:family="table-column">
      <style:table-column-properties fo:break-before="auto" style:column-width="1.984cm"/>
    </style:style>
    <style:style style:name="co8" style:family="table-column">
      <style:table-column-properties fo:break-before="auto" style:column-width="5.368cm"/>
    </style:style>
    <style:style style:name="co9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4.53cm"/>
    </style:style>
    <style:style style:name="co11" style:family="table-column">
      <style:table-column-properties fo:break-before="auto" style:column-width="2.32cm"/>
    </style:style>
    <style:style style:name="co12" style:family="table-column">
      <style:table-column-properties fo:break-before="auto" style:column-width="3.214cm"/>
    </style:style>
    <style:style style:name="co13" style:family="table-column">
      <style:table-column-properties fo:break-before="auto" style:column-width="5.2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ta1" style:family="table" style:master-page-name="PageStyle_5f_Движение_20_товаров">
      <style:table-properties table:display="true" style:writing-mode="lr-tb"/>
    </style:style>
    <style:style style:name="ta2" style:family="table" style:master-page-name="PageStyle_5f_Товар">
      <style:table-properties table:display="true" style:writing-mode="lr-tb"/>
    </style:style>
    <style:style style:name="ta3" style:family="table" style:master-page-name="PageStyle_5f_Магазин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36">
      <style:table-cell-properties fo:padding="0.071c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Движение товаров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16377"/>
        <table:table-row table:style-name="ro1">
          <table:table-cell table:style-name="ce1" office:value-type="string" calcext:value-type="string">
            <text:p>ID операции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ID магазина</text:p>
          </table:table-cell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Количество упаковок, шт.</text:p>
          </table:table-cell>
          <table:table-cell table:style-name="ce1" office:value-type="string" calcext:value-type="string">
            <text:p>Тип операции</text:p>
          </table:table-cell>
          <table:table-cell table:style-name="ce1" office:value-type="string" calcext:value-type="string">
            <text:p>Цена за упаковку, руб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" office:value-type="date" office:date-value="2022-08-01" calcext:value-type="date">
            <text:p>01.08.2022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3" office:value-type="date" office:date-value="2022-08-02" calcext:value-type="date">
            <text:p>02.08.2022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3" office:value-type="date" office:date-value="2022-08-03" calcext:value-type="date">
            <text:p>03.08.2022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float" office:value="302" calcext:value-type="float">
            <text:p>30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float" office:value="303" calcext:value-type="float">
            <text:p>30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4">
          <table:table-cell office:value-type="float" office:value="488" calcext:value-type="float">
            <text:p>48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4">
          <table:table-cell office:value-type="float" office:value="489" calcext:value-type="float">
            <text:p>48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float" office:value="775" calcext:value-type="float">
            <text:p>77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776" calcext:value-type="float">
            <text:p>77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4">
          <table:table-cell office:value-type="float" office:value="841" calcext:value-type="float">
            <text:p>841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4">
          <table:table-cell office:value-type="float" office:value="842" calcext:value-type="float">
            <text:p>842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3" office:value-type="date" office:date-value="2022-08-04" calcext:value-type="date">
            <text:p>04.08.2022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4">
          <table:table-cell office:value-type="float" office:value="933" calcext:value-type="float">
            <text:p>93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4">
          <table:table-cell office:value-type="float" office:value="934" calcext:value-type="float">
            <text:p>93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032" calcext:value-type="float">
            <text:p>103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033" calcext:value-type="float">
            <text:p>103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37" calcext:value-type="float">
            <text:p>103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039" calcext:value-type="float">
            <text:p>103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040" calcext:value-type="float">
            <text:p>104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042" calcext:value-type="float">
            <text:p>104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44" calcext:value-type="float">
            <text:p>104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46" calcext:value-type="float">
            <text:p>104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048" calcext:value-type="float">
            <text:p>104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049" calcext:value-type="float">
            <text:p>104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51" calcext:value-type="float">
            <text:p>105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53" calcext:value-type="float">
            <text:p>105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054" calcext:value-type="float">
            <text:p>105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055" calcext:value-type="float">
            <text:p>105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056" calcext:value-type="float">
            <text:p>105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057" calcext:value-type="float">
            <text:p>105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5">
          <table:table-cell office:value-type="float" office:value="1058" calcext:value-type="float">
            <text:p>105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5">
          <table:table-cell office:value-type="float" office:value="1059" calcext:value-type="float">
            <text:p>105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060" calcext:value-type="float">
            <text:p>106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65" calcext:value-type="float">
            <text:p>106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067" calcext:value-type="float">
            <text:p>106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068" calcext:value-type="float">
            <text:p>106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069" calcext:value-type="float">
            <text:p>106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071" calcext:value-type="float">
            <text:p>107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72" calcext:value-type="float">
            <text:p>107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082" calcext:value-type="float">
            <text:p>108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085" calcext:value-type="float">
            <text:p>108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86" calcext:value-type="float">
            <text:p>108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87" calcext:value-type="float">
            <text:p>108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089" calcext:value-type="float">
            <text:p>108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90" calcext:value-type="float">
            <text:p>109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91" calcext:value-type="float">
            <text:p>109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93" calcext:value-type="float">
            <text:p>109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094" calcext:value-type="float">
            <text:p>109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096" calcext:value-type="float">
            <text:p>109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097" calcext:value-type="float">
            <text:p>109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098" calcext:value-type="float">
            <text:p>109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104" calcext:value-type="float">
            <text:p>110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113" calcext:value-type="float">
            <text:p>1113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14" calcext:value-type="float">
            <text:p>1114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15" calcext:value-type="float">
            <text:p>1115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116" calcext:value-type="float">
            <text:p>1116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117" calcext:value-type="float">
            <text:p>1117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118" calcext:value-type="float">
            <text:p>1118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119" calcext:value-type="float">
            <text:p>1119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21" calcext:value-type="float">
            <text:p>1121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122" calcext:value-type="float">
            <text:p>1122</text:p>
          </table:table-cell>
          <table:table-cell table:style-name="ce3" office:value-type="date" office:date-value="2022-08-05" calcext:value-type="date">
            <text:p>05.08.2022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123" calcext:value-type="float">
            <text:p>1123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124" calcext:value-type="float">
            <text:p>1124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125" calcext:value-type="float">
            <text:p>1125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126" calcext:value-type="float">
            <text:p>1126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28" calcext:value-type="float">
            <text:p>1128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29" calcext:value-type="float">
            <text:p>1129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131" calcext:value-type="float">
            <text:p>1131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132" calcext:value-type="float">
            <text:p>1132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133" calcext:value-type="float">
            <text:p>1133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34" calcext:value-type="float">
            <text:p>1134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35" calcext:value-type="float">
            <text:p>1135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136" calcext:value-type="float">
            <text:p>1136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137" calcext:value-type="float">
            <text:p>1137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138" calcext:value-type="float">
            <text:p>1138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139" calcext:value-type="float">
            <text:p>1139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140" calcext:value-type="float">
            <text:p>1140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141" calcext:value-type="float">
            <text:p>1141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42" calcext:value-type="float">
            <text:p>1142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43" calcext:value-type="float">
            <text:p>1143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144" calcext:value-type="float">
            <text:p>1144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145" calcext:value-type="float">
            <text:p>1145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146" calcext:value-type="float">
            <text:p>1146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147" calcext:value-type="float">
            <text:p>1147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48" calcext:value-type="float">
            <text:p>1148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49" calcext:value-type="float">
            <text:p>1149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151" calcext:value-type="float">
            <text:p>1151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152" calcext:value-type="float">
            <text:p>1152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153" calcext:value-type="float">
            <text:p>1153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154" calcext:value-type="float">
            <text:p>1154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155" calcext:value-type="float">
            <text:p>1155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56" calcext:value-type="float">
            <text:p>1156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57" calcext:value-type="float">
            <text:p>1157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158" calcext:value-type="float">
            <text:p>1158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159" calcext:value-type="float">
            <text:p>1159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161" calcext:value-type="float">
            <text:p>1161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62" calcext:value-type="float">
            <text:p>1162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63" calcext:value-type="float">
            <text:p>1163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164" calcext:value-type="float">
            <text:p>1164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165" calcext:value-type="float">
            <text:p>1165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166" calcext:value-type="float">
            <text:p>1166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167" calcext:value-type="float">
            <text:p>1167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168" calcext:value-type="float">
            <text:p>1168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169" calcext:value-type="float">
            <text:p>1169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70" calcext:value-type="float">
            <text:p>1170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71" calcext:value-type="float">
            <text:p>1171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172" calcext:value-type="float">
            <text:p>1172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173" calcext:value-type="float">
            <text:p>1173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174" calcext:value-type="float">
            <text:p>1174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175" calcext:value-type="float">
            <text:p>1175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76" calcext:value-type="float">
            <text:p>1176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77" calcext:value-type="float">
            <text:p>1177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178" calcext:value-type="float">
            <text:p>1178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179" calcext:value-type="float">
            <text:p>1179</text:p>
          </table:table-cell>
          <table:table-cell table:style-name="ce3" office:value-type="date" office:date-value="2022-08-06" calcext:value-type="date">
            <text:p>06.08.2022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181" calcext:value-type="float">
            <text:p>118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182" calcext:value-type="float">
            <text:p>118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183" calcext:value-type="float">
            <text:p>118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85" calcext:value-type="float">
            <text:p>118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186" calcext:value-type="float">
            <text:p>118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187" calcext:value-type="float">
            <text:p>118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188" calcext:value-type="float">
            <text:p>118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189" calcext:value-type="float">
            <text:p>118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91" calcext:value-type="float">
            <text:p>119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192" calcext:value-type="float">
            <text:p>119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193" calcext:value-type="float">
            <text:p>119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194" calcext:value-type="float">
            <text:p>119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195" calcext:value-type="float">
            <text:p>119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196" calcext:value-type="float">
            <text:p>119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197" calcext:value-type="float">
            <text:p>119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98" calcext:value-type="float">
            <text:p>119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99" calcext:value-type="float">
            <text:p>119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202" calcext:value-type="float">
            <text:p>120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203" calcext:value-type="float">
            <text:p>120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04" calcext:value-type="float">
            <text:p>120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05" calcext:value-type="float">
            <text:p>120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206" calcext:value-type="float">
            <text:p>120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207" calcext:value-type="float">
            <text:p>120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208" calcext:value-type="float">
            <text:p>120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209" calcext:value-type="float">
            <text:p>120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210" calcext:value-type="float">
            <text:p>121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211" calcext:value-type="float">
            <text:p>121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12" calcext:value-type="float">
            <text:p>121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13" calcext:value-type="float">
            <text:p>121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214" calcext:value-type="float">
            <text:p>121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215" calcext:value-type="float">
            <text:p>121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216" calcext:value-type="float">
            <text:p>121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217" calcext:value-type="float">
            <text:p>121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218" calcext:value-type="float">
            <text:p>121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219" calcext:value-type="float">
            <text:p>121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220" calcext:value-type="float">
            <text:p>122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221" calcext:value-type="float">
            <text:p>122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222" calcext:value-type="float">
            <text:p>122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223" calcext:value-type="float">
            <text:p>122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224" calcext:value-type="float">
            <text:p>122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225" calcext:value-type="float">
            <text:p>122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26" calcext:value-type="float">
            <text:p>122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228" calcext:value-type="float">
            <text:p>122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229" calcext:value-type="float">
            <text:p>122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231" calcext:value-type="float">
            <text:p>123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32" calcext:value-type="float">
            <text:p>123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33" calcext:value-type="float">
            <text:p>123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234" calcext:value-type="float">
            <text:p>123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235" calcext:value-type="float">
            <text:p>123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236" calcext:value-type="float">
            <text:p>123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237" calcext:value-type="float">
            <text:p>123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238" calcext:value-type="float">
            <text:p>123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239" calcext:value-type="float">
            <text:p>123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41" calcext:value-type="float">
            <text:p>124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242" calcext:value-type="float">
            <text:p>124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243" calcext:value-type="float">
            <text:p>124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244" calcext:value-type="float">
            <text:p>124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245" calcext:value-type="float">
            <text:p>124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246" calcext:value-type="float">
            <text:p>124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247" calcext:value-type="float">
            <text:p>124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248" calcext:value-type="float">
            <text:p>124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251" calcext:value-type="float">
            <text:p>125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252" calcext:value-type="float">
            <text:p>125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253" calcext:value-type="float">
            <text:p>125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54" calcext:value-type="float">
            <text:p>125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55" calcext:value-type="float">
            <text:p>125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256" calcext:value-type="float">
            <text:p>125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257" calcext:value-type="float">
            <text:p>125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258" calcext:value-type="float">
            <text:p>125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259" calcext:value-type="float">
            <text:p>125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61" calcext:value-type="float">
            <text:p>126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262" calcext:value-type="float">
            <text:p>126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263" calcext:value-type="float">
            <text:p>126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264" calcext:value-type="float">
            <text:p>126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265" calcext:value-type="float">
            <text:p>126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266" calcext:value-type="float">
            <text:p>126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267" calcext:value-type="float">
            <text:p>126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68" calcext:value-type="float">
            <text:p>126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69" calcext:value-type="float">
            <text:p>126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270" calcext:value-type="float">
            <text:p>127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271" calcext:value-type="float">
            <text:p>127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272" calcext:value-type="float">
            <text:p>127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273" calcext:value-type="float">
            <text:p>127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274" calcext:value-type="float">
            <text:p>127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275" calcext:value-type="float">
            <text:p>127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276" calcext:value-type="float">
            <text:p>127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277" calcext:value-type="float">
            <text:p>127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278" calcext:value-type="float">
            <text:p>127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279" calcext:value-type="float">
            <text:p>127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281" calcext:value-type="float">
            <text:p>128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4">
          <table:table-cell office:value-type="float" office:value="1282" calcext:value-type="float">
            <text:p>128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4">
          <table:table-cell office:value-type="float" office:value="1283" calcext:value-type="float">
            <text:p>128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284" calcext:value-type="float">
            <text:p>128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285" calcext:value-type="float">
            <text:p>128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286" calcext:value-type="float">
            <text:p>128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287" calcext:value-type="float">
            <text:p>128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88" calcext:value-type="float">
            <text:p>128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89" calcext:value-type="float">
            <text:p>128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291" calcext:value-type="float">
            <text:p>129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292" calcext:value-type="float">
            <text:p>129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293" calcext:value-type="float">
            <text:p>129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294" calcext:value-type="float">
            <text:p>129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295" calcext:value-type="float">
            <text:p>129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96" calcext:value-type="float">
            <text:p>129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97" calcext:value-type="float">
            <text:p>129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298" calcext:value-type="float">
            <text:p>129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299" calcext:value-type="float">
            <text:p>129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301" calcext:value-type="float">
            <text:p>130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02" calcext:value-type="float">
            <text:p>130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03" calcext:value-type="float">
            <text:p>130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304" calcext:value-type="float">
            <text:p>130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305" calcext:value-type="float">
            <text:p>130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306" calcext:value-type="float">
            <text:p>130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307" calcext:value-type="float">
            <text:p>130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308" calcext:value-type="float">
            <text:p>130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309" calcext:value-type="float">
            <text:p>130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10" calcext:value-type="float">
            <text:p>131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11" calcext:value-type="float">
            <text:p>131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312" calcext:value-type="float">
            <text:p>131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313" calcext:value-type="float">
            <text:p>131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14" calcext:value-type="float">
            <text:p>131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15" calcext:value-type="float">
            <text:p>131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16" calcext:value-type="float">
            <text:p>131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17" calcext:value-type="float">
            <text:p>131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18" calcext:value-type="float">
            <text:p>131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19" calcext:value-type="float">
            <text:p>131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20" calcext:value-type="float">
            <text:p>132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21" calcext:value-type="float">
            <text:p>132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22" calcext:value-type="float">
            <text:p>132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23" calcext:value-type="float">
            <text:p>132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24" calcext:value-type="float">
            <text:p>132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25" calcext:value-type="float">
            <text:p>132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26" calcext:value-type="float">
            <text:p>132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27" calcext:value-type="float">
            <text:p>132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28" calcext:value-type="float">
            <text:p>132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29" calcext:value-type="float">
            <text:p>132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30" calcext:value-type="float">
            <text:p>133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31" calcext:value-type="float">
            <text:p>133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32" calcext:value-type="float">
            <text:p>133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33" calcext:value-type="float">
            <text:p>133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34" calcext:value-type="float">
            <text:p>133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35" calcext:value-type="float">
            <text:p>133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36" calcext:value-type="float">
            <text:p>133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37" calcext:value-type="float">
            <text:p>133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38" calcext:value-type="float">
            <text:p>133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39" calcext:value-type="float">
            <text:p>133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40" calcext:value-type="float">
            <text:p>134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41" calcext:value-type="float">
            <text:p>134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42" calcext:value-type="float">
            <text:p>134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43" calcext:value-type="float">
            <text:p>134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44" calcext:value-type="float">
            <text:p>134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345" calcext:value-type="float">
            <text:p>134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346" calcext:value-type="float">
            <text:p>134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347" calcext:value-type="float">
            <text:p>134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348" calcext:value-type="float">
            <text:p>134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349" calcext:value-type="float">
            <text:p>134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351" calcext:value-type="float">
            <text:p>135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352" calcext:value-type="float">
            <text:p>135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353" calcext:value-type="float">
            <text:p>135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354" calcext:value-type="float">
            <text:p>135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355" calcext:value-type="float">
            <text:p>135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56" calcext:value-type="float">
            <text:p>135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57" calcext:value-type="float">
            <text:p>135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358" calcext:value-type="float">
            <text:p>135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359" calcext:value-type="float">
            <text:p>135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360" calcext:value-type="float">
            <text:p>136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361" calcext:value-type="float">
            <text:p>136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362" calcext:value-type="float">
            <text:p>136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363" calcext:value-type="float">
            <text:p>136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64" calcext:value-type="float">
            <text:p>136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65" calcext:value-type="float">
            <text:p>136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366" calcext:value-type="float">
            <text:p>136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367" calcext:value-type="float">
            <text:p>136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368" calcext:value-type="float">
            <text:p>136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369" calcext:value-type="float">
            <text:p>136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370" calcext:value-type="float">
            <text:p>137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371" calcext:value-type="float">
            <text:p>137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72" calcext:value-type="float">
            <text:p>137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73" calcext:value-type="float">
            <text:p>137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374" calcext:value-type="float">
            <text:p>137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375" calcext:value-type="float">
            <text:p>137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376" calcext:value-type="float">
            <text:p>137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377" calcext:value-type="float">
            <text:p>137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378" calcext:value-type="float">
            <text:p>137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379" calcext:value-type="float">
            <text:p>137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380" calcext:value-type="float">
            <text:p>138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381" calcext:value-type="float">
            <text:p>138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382" calcext:value-type="float">
            <text:p>138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383" calcext:value-type="float">
            <text:p>138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384" calcext:value-type="float">
            <text:p>138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385" calcext:value-type="float">
            <text:p>138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86" calcext:value-type="float">
            <text:p>138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87" calcext:value-type="float">
            <text:p>138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388" calcext:value-type="float">
            <text:p>138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389" calcext:value-type="float">
            <text:p>138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390" calcext:value-type="float">
            <text:p>139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391" calcext:value-type="float">
            <text:p>139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392" calcext:value-type="float">
            <text:p>139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393" calcext:value-type="float">
            <text:p>139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394" calcext:value-type="float">
            <text:p>139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395" calcext:value-type="float">
            <text:p>139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396" calcext:value-type="float">
            <text:p>139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397" calcext:value-type="float">
            <text:p>139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398" calcext:value-type="float">
            <text:p>139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399" calcext:value-type="float">
            <text:p>139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01" calcext:value-type="float">
            <text:p>140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402" calcext:value-type="float">
            <text:p>140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403" calcext:value-type="float">
            <text:p>140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404" calcext:value-type="float">
            <text:p>140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405" calcext:value-type="float">
            <text:p>140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406" calcext:value-type="float">
            <text:p>140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407" calcext:value-type="float">
            <text:p>140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08" calcext:value-type="float">
            <text:p>140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09" calcext:value-type="float">
            <text:p>140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410" calcext:value-type="float">
            <text:p>141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411" calcext:value-type="float">
            <text:p>141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412" calcext:value-type="float">
            <text:p>141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413" calcext:value-type="float">
            <text:p>141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414" calcext:value-type="float">
            <text:p>141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415" calcext:value-type="float">
            <text:p>141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16" calcext:value-type="float">
            <text:p>141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17" calcext:value-type="float">
            <text:p>141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418" calcext:value-type="float">
            <text:p>141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419" calcext:value-type="float">
            <text:p>141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420" calcext:value-type="float">
            <text:p>142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421" calcext:value-type="float">
            <text:p>142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422" calcext:value-type="float">
            <text:p>142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423" calcext:value-type="float">
            <text:p>142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424" calcext:value-type="float">
            <text:p>142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425" calcext:value-type="float">
            <text:p>142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426" calcext:value-type="float">
            <text:p>142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427" calcext:value-type="float">
            <text:p>1427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428" calcext:value-type="float">
            <text:p>1428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429" calcext:value-type="float">
            <text:p>1429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30" calcext:value-type="float">
            <text:p>1430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31" calcext:value-type="float">
            <text:p>1431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432" calcext:value-type="float">
            <text:p>1432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433" calcext:value-type="float">
            <text:p>1433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434" calcext:value-type="float">
            <text:p>1434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435" calcext:value-type="float">
            <text:p>1435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436" calcext:value-type="float">
            <text:p>1436</text:p>
          </table:table-cell>
          <table:table-cell table:style-name="ce3" office:value-type="date" office:date-value="2022-08-07" calcext:value-type="date">
            <text:p>07.08.2022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437" calcext:value-type="float">
            <text:p>1437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438" calcext:value-type="float">
            <text:p>1438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439" calcext:value-type="float">
            <text:p>1439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440" calcext:value-type="float">
            <text:p>1440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441" calcext:value-type="float">
            <text:p>1441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442" calcext:value-type="float">
            <text:p>1442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443" calcext:value-type="float">
            <text:p>1443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44" calcext:value-type="float">
            <text:p>1444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45" calcext:value-type="float">
            <text:p>1445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446" calcext:value-type="float">
            <text:p>1446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447" calcext:value-type="float">
            <text:p>1447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448" calcext:value-type="float">
            <text:p>1448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449" calcext:value-type="float">
            <text:p>1449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451" calcext:value-type="float">
            <text:p>1451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52" calcext:value-type="float">
            <text:p>1452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53" calcext:value-type="float">
            <text:p>1453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454" calcext:value-type="float">
            <text:p>1454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455" calcext:value-type="float">
            <text:p>1455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456" calcext:value-type="float">
            <text:p>1456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457" calcext:value-type="float">
            <text:p>1457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458" calcext:value-type="float">
            <text:p>1458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459" calcext:value-type="float">
            <text:p>1459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60" calcext:value-type="float">
            <text:p>1460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61" calcext:value-type="float">
            <text:p>1461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462" calcext:value-type="float">
            <text:p>1462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463" calcext:value-type="float">
            <text:p>1463</text:p>
          </table:table-cell>
          <table:table-cell table:style-name="ce3" office:value-type="date" office:date-value="2022-08-08" calcext:value-type="date">
            <text:p>08.08.2022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464" calcext:value-type="float">
            <text:p>146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465" calcext:value-type="float">
            <text:p>146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466" calcext:value-type="float">
            <text:p>146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467" calcext:value-type="float">
            <text:p>146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468" calcext:value-type="float">
            <text:p>146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469" calcext:value-type="float">
            <text:p>146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470" calcext:value-type="float">
            <text:p>147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471" calcext:value-type="float">
            <text:p>147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473" calcext:value-type="float">
            <text:p>147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74" calcext:value-type="float">
            <text:p>147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75" calcext:value-type="float">
            <text:p>147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476" calcext:value-type="float">
            <text:p>147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477" calcext:value-type="float">
            <text:p>147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478" calcext:value-type="float">
            <text:p>147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479" calcext:value-type="float">
            <text:p>147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480" calcext:value-type="float">
            <text:p>148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481" calcext:value-type="float">
            <text:p>148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482" calcext:value-type="float">
            <text:p>148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483" calcext:value-type="float">
            <text:p>148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484" calcext:value-type="float">
            <text:p>148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485" calcext:value-type="float">
            <text:p>148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486" calcext:value-type="float">
            <text:p>148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487" calcext:value-type="float">
            <text:p>148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88" calcext:value-type="float">
            <text:p>148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89" calcext:value-type="float">
            <text:p>148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490" calcext:value-type="float">
            <text:p>149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491" calcext:value-type="float">
            <text:p>149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492" calcext:value-type="float">
            <text:p>149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493" calcext:value-type="float">
            <text:p>149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494" calcext:value-type="float">
            <text:p>149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495" calcext:value-type="float">
            <text:p>149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96" calcext:value-type="float">
            <text:p>149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97" calcext:value-type="float">
            <text:p>149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498" calcext:value-type="float">
            <text:p>149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499" calcext:value-type="float">
            <text:p>149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501" calcext:value-type="float">
            <text:p>150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502" calcext:value-type="float">
            <text:p>150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503" calcext:value-type="float">
            <text:p>150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504" calcext:value-type="float">
            <text:p>150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505" calcext:value-type="float">
            <text:p>150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506" calcext:value-type="float">
            <text:p>150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507" calcext:value-type="float">
            <text:p>150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508" calcext:value-type="float">
            <text:p>150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509" calcext:value-type="float">
            <text:p>150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510" calcext:value-type="float">
            <text:p>151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511" calcext:value-type="float">
            <text:p>151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512" calcext:value-type="float">
            <text:p>151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513" calcext:value-type="float">
            <text:p>151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514" calcext:value-type="float">
            <text:p>151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515" calcext:value-type="float">
            <text:p>151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516" calcext:value-type="float">
            <text:p>151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517" calcext:value-type="float">
            <text:p>151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18" calcext:value-type="float">
            <text:p>151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19" calcext:value-type="float">
            <text:p>151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520" calcext:value-type="float">
            <text:p>152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521" calcext:value-type="float">
            <text:p>152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522" calcext:value-type="float">
            <text:p>152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523" calcext:value-type="float">
            <text:p>152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524" calcext:value-type="float">
            <text:p>152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525" calcext:value-type="float">
            <text:p>152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526" calcext:value-type="float">
            <text:p>152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527" calcext:value-type="float">
            <text:p>152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528" calcext:value-type="float">
            <text:p>152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529" calcext:value-type="float">
            <text:p>152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530" calcext:value-type="float">
            <text:p>153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531" calcext:value-type="float">
            <text:p>153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32" calcext:value-type="float">
            <text:p>153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33" calcext:value-type="float">
            <text:p>153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534" calcext:value-type="float">
            <text:p>153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535" calcext:value-type="float">
            <text:p>153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536" calcext:value-type="float">
            <text:p>153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537" calcext:value-type="float">
            <text:p>153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538" calcext:value-type="float">
            <text:p>153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539" calcext:value-type="float">
            <text:p>153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540" calcext:value-type="float">
            <text:p>154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541" calcext:value-type="float">
            <text:p>154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542" calcext:value-type="float">
            <text:p>154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543" calcext:value-type="float">
            <text:p>154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544" calcext:value-type="float">
            <text:p>154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545" calcext:value-type="float">
            <text:p>154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546" calcext:value-type="float">
            <text:p>154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547" calcext:value-type="float">
            <text:p>154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548" calcext:value-type="float">
            <text:p>154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549" calcext:value-type="float">
            <text:p>154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550" calcext:value-type="float">
            <text:p>155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551" calcext:value-type="float">
            <text:p>155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552" calcext:value-type="float">
            <text:p>155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553" calcext:value-type="float">
            <text:p>155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554" calcext:value-type="float">
            <text:p>155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555" calcext:value-type="float">
            <text:p>155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556" calcext:value-type="float">
            <text:p>155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557" calcext:value-type="float">
            <text:p>155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558" calcext:value-type="float">
            <text:p>155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559" calcext:value-type="float">
            <text:p>155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560" calcext:value-type="float">
            <text:p>156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561" calcext:value-type="float">
            <text:p>156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62" calcext:value-type="float">
            <text:p>156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63" calcext:value-type="float">
            <text:p>156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564" calcext:value-type="float">
            <text:p>156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565" calcext:value-type="float">
            <text:p>156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566" calcext:value-type="float">
            <text:p>156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567" calcext:value-type="float">
            <text:p>156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568" calcext:value-type="float">
            <text:p>156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569" calcext:value-type="float">
            <text:p>156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570" calcext:value-type="float">
            <text:p>157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571" calcext:value-type="float">
            <text:p>157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572" calcext:value-type="float">
            <text:p>157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573" calcext:value-type="float">
            <text:p>157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574" calcext:value-type="float">
            <text:p>157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575" calcext:value-type="float">
            <text:p>157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76" calcext:value-type="float">
            <text:p>157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77" calcext:value-type="float">
            <text:p>157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578" calcext:value-type="float">
            <text:p>157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579" calcext:value-type="float">
            <text:p>157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580" calcext:value-type="float">
            <text:p>158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581" calcext:value-type="float">
            <text:p>158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582" calcext:value-type="float">
            <text:p>158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583" calcext:value-type="float">
            <text:p>158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584" calcext:value-type="float">
            <text:p>158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585" calcext:value-type="float">
            <text:p>158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586" calcext:value-type="float">
            <text:p>158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587" calcext:value-type="float">
            <text:p>158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588" calcext:value-type="float">
            <text:p>158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589" calcext:value-type="float">
            <text:p>158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590" calcext:value-type="float">
            <text:p>159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591" calcext:value-type="float">
            <text:p>159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592" calcext:value-type="float">
            <text:p>159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593" calcext:value-type="float">
            <text:p>159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594" calcext:value-type="float">
            <text:p>159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595" calcext:value-type="float">
            <text:p>159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596" calcext:value-type="float">
            <text:p>159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597" calcext:value-type="float">
            <text:p>159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598" calcext:value-type="float">
            <text:p>159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599" calcext:value-type="float">
            <text:p>159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601" calcext:value-type="float">
            <text:p>160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602" calcext:value-type="float">
            <text:p>160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603" calcext:value-type="float">
            <text:p>160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604" calcext:value-type="float">
            <text:p>160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605" calcext:value-type="float">
            <text:p>160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06" calcext:value-type="float">
            <text:p>160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07" calcext:value-type="float">
            <text:p>160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608" calcext:value-type="float">
            <text:p>160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609" calcext:value-type="float">
            <text:p>160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610" calcext:value-type="float">
            <text:p>161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611" calcext:value-type="float">
            <text:p>161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612" calcext:value-type="float">
            <text:p>161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613" calcext:value-type="float">
            <text:p>161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614" calcext:value-type="float">
            <text:p>161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615" calcext:value-type="float">
            <text:p>161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616" calcext:value-type="float">
            <text:p>161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617" calcext:value-type="float">
            <text:p>161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618" calcext:value-type="float">
            <text:p>161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619" calcext:value-type="float">
            <text:p>161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20" calcext:value-type="float">
            <text:p>162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21" calcext:value-type="float">
            <text:p>162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622" calcext:value-type="float">
            <text:p>162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623" calcext:value-type="float">
            <text:p>162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624" calcext:value-type="float">
            <text:p>162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625" calcext:value-type="float">
            <text:p>162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626" calcext:value-type="float">
            <text:p>162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627" calcext:value-type="float">
            <text:p>162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628" calcext:value-type="float">
            <text:p>162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629" calcext:value-type="float">
            <text:p>162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630" calcext:value-type="float">
            <text:p>163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631" calcext:value-type="float">
            <text:p>163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632" calcext:value-type="float">
            <text:p>163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633" calcext:value-type="float">
            <text:p>163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634" calcext:value-type="float">
            <text:p>163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635" calcext:value-type="float">
            <text:p>163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636" calcext:value-type="float">
            <text:p>163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637" calcext:value-type="float">
            <text:p>163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638" calcext:value-type="float">
            <text:p>163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639" calcext:value-type="float">
            <text:p>163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640" calcext:value-type="float">
            <text:p>164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641" calcext:value-type="float">
            <text:p>164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642" calcext:value-type="float">
            <text:p>164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643" calcext:value-type="float">
            <text:p>164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644" calcext:value-type="float">
            <text:p>164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645" calcext:value-type="float">
            <text:p>164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646" calcext:value-type="float">
            <text:p>164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647" calcext:value-type="float">
            <text:p>164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648" calcext:value-type="float">
            <text:p>164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649" calcext:value-type="float">
            <text:p>164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50" calcext:value-type="float">
            <text:p>165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51" calcext:value-type="float">
            <text:p>165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652" calcext:value-type="float">
            <text:p>165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653" calcext:value-type="float">
            <text:p>165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654" calcext:value-type="float">
            <text:p>165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655" calcext:value-type="float">
            <text:p>165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656" calcext:value-type="float">
            <text:p>165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657" calcext:value-type="float">
            <text:p>165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658" calcext:value-type="float">
            <text:p>165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659" calcext:value-type="float">
            <text:p>165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660" calcext:value-type="float">
            <text:p>166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661" calcext:value-type="float">
            <text:p>166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662" calcext:value-type="float">
            <text:p>166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663" calcext:value-type="float">
            <text:p>166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64" calcext:value-type="float">
            <text:p>166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65" calcext:value-type="float">
            <text:p>166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666" calcext:value-type="float">
            <text:p>166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667" calcext:value-type="float">
            <text:p>166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668" calcext:value-type="float">
            <text:p>166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669" calcext:value-type="float">
            <text:p>166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670" calcext:value-type="float">
            <text:p>167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671" calcext:value-type="float">
            <text:p>167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672" calcext:value-type="float">
            <text:p>167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673" calcext:value-type="float">
            <text:p>167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674" calcext:value-type="float">
            <text:p>167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675" calcext:value-type="float">
            <text:p>167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676" calcext:value-type="float">
            <text:p>167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677" calcext:value-type="float">
            <text:p>167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678" calcext:value-type="float">
            <text:p>167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679" calcext:value-type="float">
            <text:p>167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680" calcext:value-type="float">
            <text:p>168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681" calcext:value-type="float">
            <text:p>168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682" calcext:value-type="float">
            <text:p>168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683" calcext:value-type="float">
            <text:p>168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684" calcext:value-type="float">
            <text:p>168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685" calcext:value-type="float">
            <text:p>168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686" calcext:value-type="float">
            <text:p>168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687" calcext:value-type="float">
            <text:p>168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688" calcext:value-type="float">
            <text:p>168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689" calcext:value-type="float">
            <text:p>168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690" calcext:value-type="float">
            <text:p>169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691" calcext:value-type="float">
            <text:p>169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692" calcext:value-type="float">
            <text:p>169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693" calcext:value-type="float">
            <text:p>169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94" calcext:value-type="float">
            <text:p>169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95" calcext:value-type="float">
            <text:p>169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696" calcext:value-type="float">
            <text:p>169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697" calcext:value-type="float">
            <text:p>169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698" calcext:value-type="float">
            <text:p>169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699" calcext:value-type="float">
            <text:p>169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701" calcext:value-type="float">
            <text:p>170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702" calcext:value-type="float">
            <text:p>170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703" calcext:value-type="float">
            <text:p>170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704" calcext:value-type="float">
            <text:p>170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705" calcext:value-type="float">
            <text:p>170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06" calcext:value-type="float">
            <text:p>170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07" calcext:value-type="float">
            <text:p>170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08" calcext:value-type="float">
            <text:p>170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09" calcext:value-type="float">
            <text:p>170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710" calcext:value-type="float">
            <text:p>171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711" calcext:value-type="float">
            <text:p>171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712" calcext:value-type="float">
            <text:p>171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713" calcext:value-type="float">
            <text:p>171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14" calcext:value-type="float">
            <text:p>171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15" calcext:value-type="float">
            <text:p>171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16" calcext:value-type="float">
            <text:p>171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17" calcext:value-type="float">
            <text:p>171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718" calcext:value-type="float">
            <text:p>171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719" calcext:value-type="float">
            <text:p>171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720" calcext:value-type="float">
            <text:p>172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721" calcext:value-type="float">
            <text:p>172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722" calcext:value-type="float">
            <text:p>172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723" calcext:value-type="float">
            <text:p>172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24" calcext:value-type="float">
            <text:p>172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25" calcext:value-type="float">
            <text:p>172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726" calcext:value-type="float">
            <text:p>172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727" calcext:value-type="float">
            <text:p>172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728" calcext:value-type="float">
            <text:p>172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729" calcext:value-type="float">
            <text:p>172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730" calcext:value-type="float">
            <text:p>173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731" calcext:value-type="float">
            <text:p>173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732" calcext:value-type="float">
            <text:p>173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733" calcext:value-type="float">
            <text:p>173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734" calcext:value-type="float">
            <text:p>173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735" calcext:value-type="float">
            <text:p>173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736" calcext:value-type="float">
            <text:p>173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737" calcext:value-type="float">
            <text:p>173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38" calcext:value-type="float">
            <text:p>173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39" calcext:value-type="float">
            <text:p>173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40" calcext:value-type="float">
            <text:p>174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41" calcext:value-type="float">
            <text:p>174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742" calcext:value-type="float">
            <text:p>174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743" calcext:value-type="float">
            <text:p>174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744" calcext:value-type="float">
            <text:p>174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745" calcext:value-type="float">
            <text:p>174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746" calcext:value-type="float">
            <text:p>174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747" calcext:value-type="float">
            <text:p>174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748" calcext:value-type="float">
            <text:p>174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749" calcext:value-type="float">
            <text:p>174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51" calcext:value-type="float">
            <text:p>175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52" calcext:value-type="float">
            <text:p>175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53" calcext:value-type="float">
            <text:p>175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754" calcext:value-type="float">
            <text:p>175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755" calcext:value-type="float">
            <text:p>175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756" calcext:value-type="float">
            <text:p>175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757" calcext:value-type="float">
            <text:p>175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58" calcext:value-type="float">
            <text:p>175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59" calcext:value-type="float">
            <text:p>175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60" calcext:value-type="float">
            <text:p>176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61" calcext:value-type="float">
            <text:p>176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762" calcext:value-type="float">
            <text:p>176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763" calcext:value-type="float">
            <text:p>176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764" calcext:value-type="float">
            <text:p>176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765" calcext:value-type="float">
            <text:p>176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766" calcext:value-type="float">
            <text:p>176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767" calcext:value-type="float">
            <text:p>176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68" calcext:value-type="float">
            <text:p>176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69" calcext:value-type="float">
            <text:p>176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770" calcext:value-type="float">
            <text:p>177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771" calcext:value-type="float">
            <text:p>177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772" calcext:value-type="float">
            <text:p>177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773" calcext:value-type="float">
            <text:p>177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774" calcext:value-type="float">
            <text:p>177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775" calcext:value-type="float">
            <text:p>177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776" calcext:value-type="float">
            <text:p>177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777" calcext:value-type="float">
            <text:p>177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778" calcext:value-type="float">
            <text:p>177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779" calcext:value-type="float">
            <text:p>177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780" calcext:value-type="float">
            <text:p>178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781" calcext:value-type="float">
            <text:p>178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82" calcext:value-type="float">
            <text:p>178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83" calcext:value-type="float">
            <text:p>178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84" calcext:value-type="float">
            <text:p>178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85" calcext:value-type="float">
            <text:p>178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786" calcext:value-type="float">
            <text:p>178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787" calcext:value-type="float">
            <text:p>178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788" calcext:value-type="float">
            <text:p>178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789" calcext:value-type="float">
            <text:p>178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790" calcext:value-type="float">
            <text:p>179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791" calcext:value-type="float">
            <text:p>179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792" calcext:value-type="float">
            <text:p>179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793" calcext:value-type="float">
            <text:p>179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94" calcext:value-type="float">
            <text:p>179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95" calcext:value-type="float">
            <text:p>179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96" calcext:value-type="float">
            <text:p>179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97" calcext:value-type="float">
            <text:p>179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798" calcext:value-type="float">
            <text:p>179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799" calcext:value-type="float">
            <text:p>179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801" calcext:value-type="float">
            <text:p>180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802" calcext:value-type="float">
            <text:p>180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803" calcext:value-type="float">
            <text:p>180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04" calcext:value-type="float">
            <text:p>180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05" calcext:value-type="float">
            <text:p>180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806" calcext:value-type="float">
            <text:p>180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807" calcext:value-type="float">
            <text:p>180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808" calcext:value-type="float">
            <text:p>180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809" calcext:value-type="float">
            <text:p>180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810" calcext:value-type="float">
            <text:p>181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811" calcext:value-type="float">
            <text:p>181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12" calcext:value-type="float">
            <text:p>181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13" calcext:value-type="float">
            <text:p>181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814" calcext:value-type="float">
            <text:p>181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815" calcext:value-type="float">
            <text:p>181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816" calcext:value-type="float">
            <text:p>181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817" calcext:value-type="float">
            <text:p>181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818" calcext:value-type="float">
            <text:p>181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819" calcext:value-type="float">
            <text:p>181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820" calcext:value-type="float">
            <text:p>182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821" calcext:value-type="float">
            <text:p>182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822" calcext:value-type="float">
            <text:p>182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823" calcext:value-type="float">
            <text:p>182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824" calcext:value-type="float">
            <text:p>182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825" calcext:value-type="float">
            <text:p>182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26" calcext:value-type="float">
            <text:p>182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27" calcext:value-type="float">
            <text:p>182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828" calcext:value-type="float">
            <text:p>182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829" calcext:value-type="float">
            <text:p>182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830" calcext:value-type="float">
            <text:p>183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831" calcext:value-type="float">
            <text:p>183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832" calcext:value-type="float">
            <text:p>183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833" calcext:value-type="float">
            <text:p>183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834" calcext:value-type="float">
            <text:p>183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835" calcext:value-type="float">
            <text:p>183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836" calcext:value-type="float">
            <text:p>183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837" calcext:value-type="float">
            <text:p>183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838" calcext:value-type="float">
            <text:p>183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839" calcext:value-type="float">
            <text:p>183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40" calcext:value-type="float">
            <text:p>184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41" calcext:value-type="float">
            <text:p>184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842" calcext:value-type="float">
            <text:p>184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843" calcext:value-type="float">
            <text:p>184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844" calcext:value-type="float">
            <text:p>184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845" calcext:value-type="float">
            <text:p>184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846" calcext:value-type="float">
            <text:p>184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847" calcext:value-type="float">
            <text:p>184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48" calcext:value-type="float">
            <text:p>184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49" calcext:value-type="float">
            <text:p>184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850" calcext:value-type="float">
            <text:p>185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851" calcext:value-type="float">
            <text:p>185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852" calcext:value-type="float">
            <text:p>185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853" calcext:value-type="float">
            <text:p>185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854" calcext:value-type="float">
            <text:p>185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855" calcext:value-type="float">
            <text:p>185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56" calcext:value-type="float">
            <text:p>185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57" calcext:value-type="float">
            <text:p>185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858" calcext:value-type="float">
            <text:p>185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859" calcext:value-type="float">
            <text:p>185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860" calcext:value-type="float">
            <text:p>186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861" calcext:value-type="float">
            <text:p>186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862" calcext:value-type="float">
            <text:p>186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863" calcext:value-type="float">
            <text:p>186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864" calcext:value-type="float">
            <text:p>186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865" calcext:value-type="float">
            <text:p>186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866" calcext:value-type="float">
            <text:p>186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867" calcext:value-type="float">
            <text:p>186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868" calcext:value-type="float">
            <text:p>186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869" calcext:value-type="float">
            <text:p>186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70" calcext:value-type="float">
            <text:p>187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71" calcext:value-type="float">
            <text:p>187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872" calcext:value-type="float">
            <text:p>187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873" calcext:value-type="float">
            <text:p>187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874" calcext:value-type="float">
            <text:p>187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875" calcext:value-type="float">
            <text:p>187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876" calcext:value-type="float">
            <text:p>187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877" calcext:value-type="float">
            <text:p>187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878" calcext:value-type="float">
            <text:p>187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879" calcext:value-type="float">
            <text:p>187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880" calcext:value-type="float">
            <text:p>188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881" calcext:value-type="float">
            <text:p>188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882" calcext:value-type="float">
            <text:p>188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883" calcext:value-type="float">
            <text:p>188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84" calcext:value-type="float">
            <text:p>188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85" calcext:value-type="float">
            <text:p>188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886" calcext:value-type="float">
            <text:p>188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887" calcext:value-type="float">
            <text:p>188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888" calcext:value-type="float">
            <text:p>188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889" calcext:value-type="float">
            <text:p>188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890" calcext:value-type="float">
            <text:p>189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891" calcext:value-type="float">
            <text:p>189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92" calcext:value-type="float">
            <text:p>189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93" calcext:value-type="float">
            <text:p>189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894" calcext:value-type="float">
            <text:p>189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895" calcext:value-type="float">
            <text:p>189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896" calcext:value-type="float">
            <text:p>189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897" calcext:value-type="float">
            <text:p>189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898" calcext:value-type="float">
            <text:p>189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899" calcext:value-type="float">
            <text:p>189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01" calcext:value-type="float">
            <text:p>190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902" calcext:value-type="float">
            <text:p>190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903" calcext:value-type="float">
            <text:p>190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904" calcext:value-type="float">
            <text:p>190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905" calcext:value-type="float">
            <text:p>190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906" calcext:value-type="float">
            <text:p>190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907" calcext:value-type="float">
            <text:p>190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908" calcext:value-type="float">
            <text:p>190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909" calcext:value-type="float">
            <text:p>190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910" calcext:value-type="float">
            <text:p>191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911" calcext:value-type="float">
            <text:p>191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912" calcext:value-type="float">
            <text:p>191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913" calcext:value-type="float">
            <text:p>191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14" calcext:value-type="float">
            <text:p>191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15" calcext:value-type="float">
            <text:p>191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916" calcext:value-type="float">
            <text:p>191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917" calcext:value-type="float">
            <text:p>191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918" calcext:value-type="float">
            <text:p>191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919" calcext:value-type="float">
            <text:p>191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920" calcext:value-type="float">
            <text:p>192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921" calcext:value-type="float">
            <text:p>192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922" calcext:value-type="float">
            <text:p>192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923" calcext:value-type="float">
            <text:p>192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924" calcext:value-type="float">
            <text:p>192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925" calcext:value-type="float">
            <text:p>192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926" calcext:value-type="float">
            <text:p>192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927" calcext:value-type="float">
            <text:p>192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28" calcext:value-type="float">
            <text:p>192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29" calcext:value-type="float">
            <text:p>192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930" calcext:value-type="float">
            <text:p>193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931" calcext:value-type="float">
            <text:p>193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932" calcext:value-type="float">
            <text:p>193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933" calcext:value-type="float">
            <text:p>193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934" calcext:value-type="float">
            <text:p>193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935" calcext:value-type="float">
            <text:p>193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36" calcext:value-type="float">
            <text:p>193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37" calcext:value-type="float">
            <text:p>193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938" calcext:value-type="float">
            <text:p>193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939" calcext:value-type="float">
            <text:p>193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940" calcext:value-type="float">
            <text:p>194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941" calcext:value-type="float">
            <text:p>194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942" calcext:value-type="float">
            <text:p>194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943" calcext:value-type="float">
            <text:p>194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44" calcext:value-type="float">
            <text:p>194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45" calcext:value-type="float">
            <text:p>194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946" calcext:value-type="float">
            <text:p>194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947" calcext:value-type="float">
            <text:p>194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948" calcext:value-type="float">
            <text:p>194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949" calcext:value-type="float">
            <text:p>194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950" calcext:value-type="float">
            <text:p>195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951" calcext:value-type="float">
            <text:p>195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952" calcext:value-type="float">
            <text:p>195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953" calcext:value-type="float">
            <text:p>195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954" calcext:value-type="float">
            <text:p>195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955" calcext:value-type="float">
            <text:p>195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956" calcext:value-type="float">
            <text:p>195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957" calcext:value-type="float">
            <text:p>195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58" calcext:value-type="float">
            <text:p>195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59" calcext:value-type="float">
            <text:p>195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960" calcext:value-type="float">
            <text:p>196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961" calcext:value-type="float">
            <text:p>196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962" calcext:value-type="float">
            <text:p>196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963" calcext:value-type="float">
            <text:p>196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964" calcext:value-type="float">
            <text:p>196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965" calcext:value-type="float">
            <text:p>196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966" calcext:value-type="float">
            <text:p>196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967" calcext:value-type="float">
            <text:p>196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968" calcext:value-type="float">
            <text:p>196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969" calcext:value-type="float">
            <text:p>196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970" calcext:value-type="float">
            <text:p>197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971" calcext:value-type="float">
            <text:p>197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72" calcext:value-type="float">
            <text:p>197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73" calcext:value-type="float">
            <text:p>197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974" calcext:value-type="float">
            <text:p>197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975" calcext:value-type="float">
            <text:p>197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976" calcext:value-type="float">
            <text:p>197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977" calcext:value-type="float">
            <text:p>197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978" calcext:value-type="float">
            <text:p>197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979" calcext:value-type="float">
            <text:p>197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80" calcext:value-type="float">
            <text:p>198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81" calcext:value-type="float">
            <text:p>198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982" calcext:value-type="float">
            <text:p>198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983" calcext:value-type="float">
            <text:p>198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984" calcext:value-type="float">
            <text:p>198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986" calcext:value-type="float">
            <text:p>198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88" calcext:value-type="float">
            <text:p>198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89" calcext:value-type="float">
            <text:p>198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991" calcext:value-type="float">
            <text:p>199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992" calcext:value-type="float">
            <text:p>199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993" calcext:value-type="float">
            <text:p>199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994" calcext:value-type="float">
            <text:p>199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996" calcext:value-type="float">
            <text:p>199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997" calcext:value-type="float">
            <text:p>199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998" calcext:value-type="float">
            <text:p>199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023" calcext:value-type="float">
            <text:p>202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25" calcext:value-type="float">
            <text:p>202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2026" calcext:value-type="float">
            <text:p>202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2027" calcext:value-type="float">
            <text:p>202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2028" calcext:value-type="float">
            <text:p>202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2029" calcext:value-type="float">
            <text:p>202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2030" calcext:value-type="float">
            <text:p>203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2031" calcext:value-type="float">
            <text:p>203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32" calcext:value-type="float">
            <text:p>203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33" calcext:value-type="float">
            <text:p>203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034" calcext:value-type="float">
            <text:p>203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035" calcext:value-type="float">
            <text:p>203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2036" calcext:value-type="float">
            <text:p>203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2037" calcext:value-type="float">
            <text:p>203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2038" calcext:value-type="float">
            <text:p>203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2039" calcext:value-type="float">
            <text:p>203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040" calcext:value-type="float">
            <text:p>204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041" calcext:value-type="float">
            <text:p>204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042" calcext:value-type="float">
            <text:p>204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043" calcext:value-type="float">
            <text:p>204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2044" calcext:value-type="float">
            <text:p>204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2045" calcext:value-type="float">
            <text:p>204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46" calcext:value-type="float">
            <text:p>204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47" calcext:value-type="float">
            <text:p>204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049" calcext:value-type="float">
            <text:p>204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050" calcext:value-type="float">
            <text:p>205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051" calcext:value-type="float">
            <text:p>205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52" calcext:value-type="float">
            <text:p>205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53" calcext:value-type="float">
            <text:p>205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54" calcext:value-type="float">
            <text:p>205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55" calcext:value-type="float">
            <text:p>205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056" calcext:value-type="float">
            <text:p>205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057" calcext:value-type="float">
            <text:p>2057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58" calcext:value-type="float">
            <text:p>2058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59" calcext:value-type="float">
            <text:p>2059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60" calcext:value-type="float">
            <text:p>2060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61" calcext:value-type="float">
            <text:p>2061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62" calcext:value-type="float">
            <text:p>2062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63" calcext:value-type="float">
            <text:p>2063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064" calcext:value-type="float">
            <text:p>2064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065" calcext:value-type="float">
            <text:p>2065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66" calcext:value-type="float">
            <text:p>2066</text:p>
          </table:table-cell>
          <table:table-cell table:style-name="ce3" office:value-type="date" office:date-value="2022-08-09" calcext:value-type="date">
            <text:p>09.08.2022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67" calcext:value-type="float">
            <text:p>206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68" calcext:value-type="float">
            <text:p>206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69" calcext:value-type="float">
            <text:p>206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070" calcext:value-type="float">
            <text:p>207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071" calcext:value-type="float">
            <text:p>207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72" calcext:value-type="float">
            <text:p>207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73" calcext:value-type="float">
            <text:p>207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74" calcext:value-type="float">
            <text:p>207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75" calcext:value-type="float">
            <text:p>207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76" calcext:value-type="float">
            <text:p>207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77" calcext:value-type="float">
            <text:p>207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078" calcext:value-type="float">
            <text:p>207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079" calcext:value-type="float">
            <text:p>207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80" calcext:value-type="float">
            <text:p>208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81" calcext:value-type="float">
            <text:p>208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82" calcext:value-type="float">
            <text:p>208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83" calcext:value-type="float">
            <text:p>208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084" calcext:value-type="float">
            <text:p>208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085" calcext:value-type="float">
            <text:p>208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86" calcext:value-type="float">
            <text:p>208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87" calcext:value-type="float">
            <text:p>208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88" calcext:value-type="float">
            <text:p>208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89" calcext:value-type="float">
            <text:p>208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90" calcext:value-type="float">
            <text:p>209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91" calcext:value-type="float">
            <text:p>209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092" calcext:value-type="float">
            <text:p>209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093" calcext:value-type="float">
            <text:p>209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94" calcext:value-type="float">
            <text:p>209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095" calcext:value-type="float">
            <text:p>209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96" calcext:value-type="float">
            <text:p>209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97" calcext:value-type="float">
            <text:p>209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098" calcext:value-type="float">
            <text:p>209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099" calcext:value-type="float">
            <text:p>209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00" calcext:value-type="float">
            <text:p>210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01" calcext:value-type="float">
            <text:p>210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02" calcext:value-type="float">
            <text:p>210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03" calcext:value-type="float">
            <text:p>210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04" calcext:value-type="float">
            <text:p>210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05" calcext:value-type="float">
            <text:p>210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06" calcext:value-type="float">
            <text:p>210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07" calcext:value-type="float">
            <text:p>210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08" calcext:value-type="float">
            <text:p>210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09" calcext:value-type="float">
            <text:p>210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10" calcext:value-type="float">
            <text:p>211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11" calcext:value-type="float">
            <text:p>211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12" calcext:value-type="float">
            <text:p>211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13" calcext:value-type="float">
            <text:p>211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14" calcext:value-type="float">
            <text:p>211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15" calcext:value-type="float">
            <text:p>211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16" calcext:value-type="float">
            <text:p>211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17" calcext:value-type="float">
            <text:p>211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18" calcext:value-type="float">
            <text:p>211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19" calcext:value-type="float">
            <text:p>211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20" calcext:value-type="float">
            <text:p>212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21" calcext:value-type="float">
            <text:p>212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22" calcext:value-type="float">
            <text:p>212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23" calcext:value-type="float">
            <text:p>212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24" calcext:value-type="float">
            <text:p>212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25" calcext:value-type="float">
            <text:p>212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26" calcext:value-type="float">
            <text:p>212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27" calcext:value-type="float">
            <text:p>212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28" calcext:value-type="float">
            <text:p>212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29" calcext:value-type="float">
            <text:p>212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30" calcext:value-type="float">
            <text:p>213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31" calcext:value-type="float">
            <text:p>213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32" calcext:value-type="float">
            <text:p>213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33" calcext:value-type="float">
            <text:p>213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34" calcext:value-type="float">
            <text:p>213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35" calcext:value-type="float">
            <text:p>213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36" calcext:value-type="float">
            <text:p>213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37" calcext:value-type="float">
            <text:p>213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38" calcext:value-type="float">
            <text:p>213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39" calcext:value-type="float">
            <text:p>213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40" calcext:value-type="float">
            <text:p>214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41" calcext:value-type="float">
            <text:p>214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42" calcext:value-type="float">
            <text:p>214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43" calcext:value-type="float">
            <text:p>214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44" calcext:value-type="float">
            <text:p>214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45" calcext:value-type="float">
            <text:p>214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46" calcext:value-type="float">
            <text:p>214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47" calcext:value-type="float">
            <text:p>214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48" calcext:value-type="float">
            <text:p>214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49" calcext:value-type="float">
            <text:p>214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50" calcext:value-type="float">
            <text:p>215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51" calcext:value-type="float">
            <text:p>215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52" calcext:value-type="float">
            <text:p>215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53" calcext:value-type="float">
            <text:p>215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54" calcext:value-type="float">
            <text:p>215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55" calcext:value-type="float">
            <text:p>215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56" calcext:value-type="float">
            <text:p>215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57" calcext:value-type="float">
            <text:p>215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58" calcext:value-type="float">
            <text:p>215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59" calcext:value-type="float">
            <text:p>215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60" calcext:value-type="float">
            <text:p>216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61" calcext:value-type="float">
            <text:p>216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62" calcext:value-type="float">
            <text:p>216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63" calcext:value-type="float">
            <text:p>216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64" calcext:value-type="float">
            <text:p>216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65" calcext:value-type="float">
            <text:p>216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66" calcext:value-type="float">
            <text:p>216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67" calcext:value-type="float">
            <text:p>216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68" calcext:value-type="float">
            <text:p>216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69" calcext:value-type="float">
            <text:p>216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70" calcext:value-type="float">
            <text:p>217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71" calcext:value-type="float">
            <text:p>217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72" calcext:value-type="float">
            <text:p>217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73" calcext:value-type="float">
            <text:p>217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74" calcext:value-type="float">
            <text:p>217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75" calcext:value-type="float">
            <text:p>217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76" calcext:value-type="float">
            <text:p>217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77" calcext:value-type="float">
            <text:p>217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78" calcext:value-type="float">
            <text:p>217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79" calcext:value-type="float">
            <text:p>217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80" calcext:value-type="float">
            <text:p>218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81" calcext:value-type="float">
            <text:p>218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82" calcext:value-type="float">
            <text:p>218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83" calcext:value-type="float">
            <text:p>218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84" calcext:value-type="float">
            <text:p>218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85" calcext:value-type="float">
            <text:p>218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86" calcext:value-type="float">
            <text:p>218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87" calcext:value-type="float">
            <text:p>218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88" calcext:value-type="float">
            <text:p>218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89" calcext:value-type="float">
            <text:p>218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90" calcext:value-type="float">
            <text:p>219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191" calcext:value-type="float">
            <text:p>219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92" calcext:value-type="float">
            <text:p>219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93" calcext:value-type="float">
            <text:p>219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94" calcext:value-type="float">
            <text:p>219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95" calcext:value-type="float">
            <text:p>219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96" calcext:value-type="float">
            <text:p>219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197" calcext:value-type="float">
            <text:p>219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98" calcext:value-type="float">
            <text:p>219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199" calcext:value-type="float">
            <text:p>219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01" calcext:value-type="float">
            <text:p>220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02" calcext:value-type="float">
            <text:p>220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03" calcext:value-type="float">
            <text:p>220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204" calcext:value-type="float">
            <text:p>220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205" calcext:value-type="float">
            <text:p>220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06" calcext:value-type="float">
            <text:p>220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07" calcext:value-type="float">
            <text:p>220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08" calcext:value-type="float">
            <text:p>220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09" calcext:value-type="float">
            <text:p>220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210" calcext:value-type="float">
            <text:p>221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211" calcext:value-type="float">
            <text:p>221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12" calcext:value-type="float">
            <text:p>221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13" calcext:value-type="float">
            <text:p>221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14" calcext:value-type="float">
            <text:p>221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15" calcext:value-type="float">
            <text:p>221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16" calcext:value-type="float">
            <text:p>221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17" calcext:value-type="float">
            <text:p>221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218" calcext:value-type="float">
            <text:p>221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219" calcext:value-type="float">
            <text:p>221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20" calcext:value-type="float">
            <text:p>222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21" calcext:value-type="float">
            <text:p>222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22" calcext:value-type="float">
            <text:p>222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23" calcext:value-type="float">
            <text:p>222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224" calcext:value-type="float">
            <text:p>222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225" calcext:value-type="float">
            <text:p>222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26" calcext:value-type="float">
            <text:p>222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27" calcext:value-type="float">
            <text:p>222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28" calcext:value-type="float">
            <text:p>222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29" calcext:value-type="float">
            <text:p>222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30" calcext:value-type="float">
            <text:p>223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31" calcext:value-type="float">
            <text:p>223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232" calcext:value-type="float">
            <text:p>223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233" calcext:value-type="float">
            <text:p>223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34" calcext:value-type="float">
            <text:p>223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35" calcext:value-type="float">
            <text:p>223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36" calcext:value-type="float">
            <text:p>223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37" calcext:value-type="float">
            <text:p>223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238" calcext:value-type="float">
            <text:p>223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239" calcext:value-type="float">
            <text:p>223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40" calcext:value-type="float">
            <text:p>224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41" calcext:value-type="float">
            <text:p>224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42" calcext:value-type="float">
            <text:p>224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43" calcext:value-type="float">
            <text:p>224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44" calcext:value-type="float">
            <text:p>224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45" calcext:value-type="float">
            <text:p>224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246" calcext:value-type="float">
            <text:p>224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247" calcext:value-type="float">
            <text:p>224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48" calcext:value-type="float">
            <text:p>224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49" calcext:value-type="float">
            <text:p>224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50" calcext:value-type="float">
            <text:p>225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51" calcext:value-type="float">
            <text:p>225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252" calcext:value-type="float">
            <text:p>225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253" calcext:value-type="float">
            <text:p>225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54" calcext:value-type="float">
            <text:p>225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55" calcext:value-type="float">
            <text:p>225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56" calcext:value-type="float">
            <text:p>225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57" calcext:value-type="float">
            <text:p>225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58" calcext:value-type="float">
            <text:p>225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59" calcext:value-type="float">
            <text:p>225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260" calcext:value-type="float">
            <text:p>226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261" calcext:value-type="float">
            <text:p>226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62" calcext:value-type="float">
            <text:p>226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63" calcext:value-type="float">
            <text:p>2263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64" calcext:value-type="float">
            <text:p>2264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65" calcext:value-type="float">
            <text:p>2265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266" calcext:value-type="float">
            <text:p>2266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267" calcext:value-type="float">
            <text:p>2267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68" calcext:value-type="float">
            <text:p>2268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69" calcext:value-type="float">
            <text:p>2269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70" calcext:value-type="float">
            <text:p>2270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71" calcext:value-type="float">
            <text:p>2271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72" calcext:value-type="float">
            <text:p>2272</text:p>
          </table:table-cell>
          <table:table-cell table:style-name="ce3" office:value-type="date" office:date-value="2022-08-10" calcext:value-type="date">
            <text:p>10.08.2022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</table:table-row>
        <table:table-row table:style-name="ro2" table:number-rows-repeated="1046302">
          <table:table-cell table:number-columns-repeated="7"/>
        </table:table-row>
        <table:table-row table:style-name="ro2">
          <table:table-cell table:number-columns-repeated="7"/>
        </table:table-row>
        <table:named-expressions>
          <table:named-range table:name="Excel_BuiltIn__FilterDatabase" table:base-cell-address="$'Движение товаров'.$A$1" table:cell-range-address="$'Движение товаров'.$A$1:.$G$2273"/>
        </table:named-expressions>
      </table:table>
      <table:table table:name="Товар" table:style-name="ta2"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16378"/>
        <table:table-row table:style-name="ro6"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Отдел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Единица измерения</text:p>
          </table:table-cell>
          <table:table-cell table:style-name="ce1" office:value-type="string" calcext:value-type="string">
            <text:p>Количество в упаковке</text:p>
          </table:table-cell>
          <table:table-cell table:style-name="ce1" office:value-type="string" calcext:value-type="string">
            <text:p>Производитель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ультрапастеризованное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безлактоз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детское с 8 месяцев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3,2%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обезжиренный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Ряженка термостатна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10%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35% для взбивани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1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2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кокосов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овся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г 9% жирност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жок детский сладкий</text:p>
          </table:table-cell>
          <table:table-cell office:value-type="string" calcext:value-type="string">
            <text:p>кг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Яйцо диетическое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тицеферма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асло сливочное крестьянское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гречневая ядриц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ма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шено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ерлов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кругл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длинн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Бурый ри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спагетти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вермишель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рож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перь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песок бел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демерара коричнев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рафинад быстро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Лапша гречн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Фунчоз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хлебопекарная в\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бли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Горох желтый колот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ечевица крас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овсяные Геркулес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4 злак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укурузные хлопья с сахаром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каменная помол №1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поваренная Экстр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ахмал картофель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да пищ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черный индийски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зеленый 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в зернах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молот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доктор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любитель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ервелат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краков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молоч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венски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кури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ардель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сырокопченая салям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сыр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Грудинка копчен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Ветчина в оболочк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фермерский с грибам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из куриной печен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ливерная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 table:number-rows-repeated="1048510">
          <table:table-cell table:number-columns-repeated="6"/>
          <table:table-cell table:style-name="Default" table:number-columns-repeated="16378"/>
        </table:table-row>
        <table:table-row table:style-name="ro2">
          <table:table-cell table:number-columns-repeated="6"/>
          <table:table-cell table:style-name="Default" table:number-columns-repeated="16378"/>
        </table:table-row>
        <table:named-expressions>
          <table:named-range table:name="Excel_BuiltIn__FilterDatabase" table:base-cell-address="$'Движение товаров'.$A$1" table:cell-range-address="$Товар.$A$1:.$F$65"/>
        </table:named-expressions>
      </table:table>
      <table:table table:name="Магазин" table:style-name="ta3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6" table:number-columns-repeated="16381"/>
        <table:table-row table:style-name="ro2">
          <table:table-cell table:style-name="ce4" office:value-type="string" calcext:value-type="string">
            <text:p>ID магазина</text:p>
          </table:table-cell>
          <table:table-cell table:style-name="ce4" office:value-type="string" calcext:value-type="string">
            <text:p>Район</text:p>
          </table:table-cell>
          <table:table-cell table:style-name="ce4" office:value-type="string" calcext:value-type="string">
            <text:p>Адрес</text:p>
          </table:table-cell>
        </table:table-row>
        <table:table-row table:style-name="ro2">
          <table:table-cell table:style-name="ce4" office:value-type="string" calcext:value-type="string">
            <text:p>M1</text:p>
          </table:table-cell>
          <table:table-cell table:style-name="ce5" office:value-type="string" calcext:value-type="string">
            <text:p>Октябрьский</text:p>
          </table:table-cell>
          <table:table-cell table:style-name="ce5" office:value-type="string" calcext:value-type="string">
            <text:p>просп. Мира, 45</text:p>
          </table:table-cell>
        </table:table-row>
        <table:table-row table:style-name="ro2">
          <table:table-cell table:style-name="ce4" office:value-type="string" calcext:value-type="string">
            <text:p>M2</text:p>
          </table:table-cell>
          <table:table-cell table:style-name="ce5" office:value-type="string" calcext:value-type="string">
            <text:p>Первомайский</text:p>
          </table:table-cell>
          <table:table-cell table:style-name="ce5" office:value-type="string" calcext:value-type="string">
            <text:p>ул. Металлургов, 12</text:p>
          </table:table-cell>
        </table:table-row>
        <table:table-row table:style-name="ro2">
          <table:table-cell table:style-name="ce4" office:value-type="string" calcext:value-type="string">
            <text:p>M3</text:p>
          </table:table-cell>
          <table:table-cell table:style-name="ce5" office:value-type="string" calcext:value-type="string">
            <text:p>Заречный</text:p>
          </table:table-cell>
          <table:table-cell table:style-name="ce5" office:value-type="string" calcext:value-type="string">
            <text:p>Колхозная, 11</text:p>
          </table:table-cell>
        </table:table-row>
        <table:table-row table:style-name="ro2">
          <table:table-cell table:style-name="ce4" office:value-type="string" calcext:value-type="string">
            <text:p>M4</text:p>
          </table:table-cell>
          <table:table-cell table:style-name="ce5" office:value-type="string" calcext:value-type="string">
            <text:p>Первомайский</text:p>
          </table:table-cell>
          <table:table-cell table:style-name="ce5" office:value-type="string" calcext:value-type="string">
            <text:p>Заводская, 22</text:p>
          </table:table-cell>
        </table:table-row>
        <table:table-row table:style-name="ro2">
          <table:table-cell table:style-name="ce4" office:value-type="string" calcext:value-type="string">
            <text:p>M5</text:p>
          </table:table-cell>
          <table:table-cell table:style-name="ce5" office:value-type="string" calcext:value-type="string">
            <text:p>Октябрьский</text:p>
          </table:table-cell>
          <table:table-cell table:style-name="ce5" office:value-type="string" calcext:value-type="string">
            <text:p>ул. Гагарина, 17</text:p>
          </table:table-cell>
        </table:table-row>
        <table:table-row table:style-name="ro2">
          <table:table-cell table:style-name="ce4" office:value-type="string" calcext:value-type="string">
            <text:p>M6</text:p>
          </table:table-cell>
          <table:table-cell table:style-name="ce5" office:value-type="string" calcext:value-type="string">
            <text:p>Октябрьский</text:p>
          </table:table-cell>
          <table:table-cell table:style-name="ce5" office:value-type="string" calcext:value-type="string">
            <text:p>просп. Мира, 10</text:p>
          </table:table-cell>
        </table:table-row>
        <table:table-row table:style-name="ro2">
          <table:table-cell table:style-name="ce4" office:value-type="string" calcext:value-type="string">
            <text:p>M7</text:p>
          </table:table-cell>
          <table:table-cell table:style-name="ce5" office:value-type="string" calcext:value-type="string">
            <text:p>Первомайский</text:p>
          </table:table-cell>
          <table:table-cell table:style-name="ce5" office:value-type="string" calcext:value-type="string">
            <text:p>Заводская, 3</text:p>
          </table:table-cell>
        </table:table-row>
        <table:table-row table:style-name="ro2">
          <table:table-cell table:style-name="ce4" office:value-type="string" calcext:value-type="string">
            <text:p>M8</text:p>
          </table:table-cell>
          <table:table-cell table:style-name="ce5" office:value-type="string" calcext:value-type="string">
            <text:p>Первомайский</text:p>
          </table:table-cell>
          <table:table-cell table:style-name="ce5" office:value-type="string" calcext:value-type="string">
            <text:p>ул. Сталеваров, 14</text:p>
          </table:table-cell>
        </table:table-row>
        <table:table-row table:style-name="ro2">
          <table:table-cell table:style-name="ce4" office:value-type="string" calcext:value-type="string">
            <text:p>M9</text:p>
          </table:table-cell>
          <table:table-cell table:style-name="ce5" office:value-type="string" calcext:value-type="string">
            <text:p>Заречный</text:p>
          </table:table-cell>
          <table:table-cell table:style-name="ce5" office:value-type="string" calcext:value-type="string">
            <text:p>Прибрежная, 7</text:p>
          </table:table-cell>
        </table:table-row>
        <table:table-row table:style-name="ro2">
          <table:table-cell table:style-name="ce4" office:value-type="string" calcext:value-type="string">
            <text:p>M10</text:p>
          </table:table-cell>
          <table:table-cell table:style-name="ce5" office:value-type="string" calcext:value-type="string">
            <text:p>Октябрьский</text:p>
          </table:table-cell>
          <table:table-cell table:style-name="ce5" office:value-type="string" calcext:value-type="string">
            <text:p>пл. Революции, 1</text:p>
          </table:table-cell>
        </table:table-row>
        <table:table-row table:style-name="ro2">
          <table:table-cell table:style-name="ce4" office:value-type="string" calcext:value-type="string">
            <text:p>M11</text:p>
          </table:table-cell>
          <table:table-cell table:style-name="ce5" office:value-type="string" calcext:value-type="string">
            <text:p>Заречный</text:p>
          </table:table-cell>
          <table:table-cell table:style-name="ce5" office:value-type="string" calcext:value-type="string">
            <text:p>Луговая, 21</text:p>
          </table:table-cell>
        </table:table-row>
        <table:table-row table:style-name="ro2">
          <table:table-cell table:style-name="ce4" office:value-type="string" calcext:value-type="string">
            <text:p>M12</text:p>
          </table:table-cell>
          <table:table-cell table:style-name="ce5" office:value-type="string" calcext:value-type="string">
            <text:p>Первомайский</text:p>
          </table:table-cell>
          <table:table-cell table:style-name="ce5" office:value-type="string" calcext:value-type="string">
            <text:p>Мартеновская, 2</text:p>
          </table:table-cell>
        </table:table-row>
        <table:table-row table:style-name="ro2">
          <table:table-cell table:style-name="ce4" office:value-type="string" calcext:value-type="string">
            <text:p>M13</text:p>
          </table:table-cell>
          <table:table-cell table:style-name="ce5" office:value-type="string" calcext:value-type="string">
            <text:p>Первомайский</text:p>
          </table:table-cell>
          <table:table-cell table:style-name="ce5" office:value-type="string" calcext:value-type="string">
            <text:p>Мартеновская, 36</text:p>
          </table:table-cell>
        </table:table-row>
        <table:table-row table:style-name="ro2">
          <table:table-cell table:style-name="ce4" office:value-type="string" calcext:value-type="string">
            <text:p>M14</text:p>
          </table:table-cell>
          <table:table-cell table:style-name="ce5" office:value-type="string" calcext:value-type="string">
            <text:p>Заречный</text:p>
          </table:table-cell>
          <table:table-cell table:style-name="ce5" office:value-type="string" calcext:value-type="string">
            <text:p>Элеваторная, 15</text:p>
          </table:table-cell>
        </table:table-row>
        <table:table-row table:style-name="ro2">
          <table:table-cell table:style-name="ce4" office:value-type="string" calcext:value-type="string">
            <text:p>M15</text:p>
          </table:table-cell>
          <table:table-cell table:style-name="ce5" office:value-type="string" calcext:value-type="string">
            <text:p>Октябрьский</text:p>
          </table:table-cell>
          <table:table-cell table:style-name="ce5" office:value-type="string" calcext:value-type="string">
            <text:p>Пушкинская, 8</text:p>
          </table:table-cell>
        </table:table-row>
        <table:table-row table:style-name="ro2">
          <table:table-cell table:style-name="ce4" office:value-type="string" calcext:value-type="string">
            <text:p>M16</text:p>
          </table:table-cell>
          <table:table-cell table:style-name="ce5" office:value-type="string" calcext:value-type="string">
            <text:p>Первомайский</text:p>
          </table:table-cell>
          <table:table-cell table:style-name="ce5" office:value-type="string" calcext:value-type="string">
            <text:p>ул. Металлургов. 29</text:p>
          </table:table-cell>
        </table:table-row>
        <table:table-row table:style-name="ro2" table:number-rows-repeated="1048558">
          <table:table-cell table:number-columns-repeated="3"/>
        </table:table-row>
        <table:table-row table:style-name="ro2">
          <table:table-cell table:number-columns-repeated="3"/>
        </table:table-row>
        <table:named-expressions>
          <table:named-range table:name="Excel_BuiltIn__FilterDatabase" table:base-cell-address="$'Движение товаров'.$A$1" table:cell-range-address="$Магазин.$B$1:.$B$17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Движение_20_товаров" style:display-name="PageStyle_Движение товаров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Товар" style:display-name="PageStyle_Товар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агазин" style:display-name="PageStyle_Магазин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Слава</meta:initial-creator>
    <meta:creation-date>2021-07-09T22:04:06</meta:creation-date>
    <dc:creator>minf</dc:creator>
    <dc:date>2023-03-25T14:13:30</dc:date>
    <meta:document-statistic meta:table-count="3" meta:cell-count="16352" meta:object-count="0"/>
    <meta:generator>LibreOffice/25.2.7.2$MacOSX_AARCH64 LibreOffice_project/5cbfd1ab6520636bb5f7b99185aa69bd7456825d</meta:generator>
  </office:meta>
</office:document-meta>
</file>